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fo:margin-top="0in" fo:margin-bottom="0.0417in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k43svv1u92u6"/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2" meta:character-count="11" meta:non-whitespace-character-count="10"/>
    <meta:generator>LibreOfficeDev/5.1.0.3$Linux_X86_64 LibreOffice_project/</meta:generator>
  </office:meta>
</office:document-meta>
</file>